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0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Setup — Fedora / RHEL + systemd   (30-6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0 is pure setup. Its only job is to get everyone to a working rootless Podman before the</text:span></text:p>
              <text:p><text:span text:style-name="s6">real learning begins. The three hard blockers are: cgroups v2 not enabled, missing subuid/subgid</text:span></text:p>
              <text:p><text:span text:style-name="s6">ranges, and SELinux in enforcing mode causing unexpected permission denials. Walk through each check</text:span></text:p>
              <text:p><text:span text:style-name="s6">as a group so no one falls behin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Install and Verify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sudo dnf install -y podman</text:span></text:p>
            <text:p><text:span text:style-name="s5">podman --version        (record it)</text:span></text:p>
            <text:p><text:span text:style-name="s5">podman info             (verify host config)</text:span></text:p>
            <text:p><text:span text:style-name="s5">podman info --format '{{.Host.CgroupsVersion}}'   must be: v2</text:span></text:p>
            <text:p><text:span text:style-name="s4">cgroups v2 is required for Quadlet — check before anything els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On Fedora 40+ and RHEL 9+ cgroups v2 is the default. On older systems you may need to add</text:span></text:p>
              <text:p><text:span text:style-name="s6">systemd.unified_cgroup_hierarchy=1 to the kernel command line and reboot. Quadlet will not work</text:span></text:p>
              <text:p><text:span text:style-name="s6">without cgroups v2, so this check is mandatory. Record the Podman version now — it is the first</text:span></text:p>
              <text:p><text:span text:style-name="s6">thing to share when filing a bug report or asking for help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Rootless Prerequisite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grep "^$USER:" /etc/subuid /etc/subgid   (need 65536+ UIDs)</text:span></text:p>
            <text:p><text:span text:style-name="s4">If missing:  sudo usermod --add-subuids 100000-165535 $USER</text:span></text:p>
            <text:p><text:span text:style-name="s4">Log out and back in after adding subuid/subgid ranges</text:span></text:p>
            <text:p><text:span text:style-name="s4">SELinux check:  getenforce   (Enforcing is fine — don't disable it)</text:span></text:p>
            <text:p><text:span text:style-name="s4">First container: podman run --rm docker.io/library/alpine:latest uname -a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Rootless containers rely on user namespaces. The kernel needs a range of subordinate UIDs/GIDs</text:span></text:p>
              <text:p><text:span text:style-name="s6">mapped to your user so that processes inside the container can have their own UID space. Without</text:span></text:p>
              <text:p><text:span text:style-name="s6">these ranges, Podman will fail with a cryptic namespace error. The range 100000-165535 gives 65536</text:span></text:p>
              <text:p><text:span text:style-name="s6">UIDs which is the minimum Podman expects. SELinux: never tell students to set it to permissive.</text:span></text:p>
              <text:p><text:span text:style-name="s6">Instead teach them the :Z bind-mount label which is covered in Module 05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0: Workspace Setup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mkdir -p ~/course_podman-labs &amp;&amp; cd ~/course_podman-labs</text:span></text:p>
            <text:p><text:span text:style-name="s5">podman run --rm docker.io/library/alpine:latest uname -a</text:span></text:p>
            <text:p><text:span text:style-name="s4">Checkpoint: 'podman info' runs without errors</text:span></text:p>
            <text:p><text:span text:style-name="s4">Checkpoint: cgroups version reports v2</text:span></text:p>
            <text:p><text:span text:style-name="s4">Checkpoint: first container runs without sudo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Give students 10 minutes for this lab. The most common failure is a missing network connection to</text:span></text:p>
              <text:p><text:span text:style-name="s6">docker.io — if the pull hangs, check proxy settings or try 'podman pull</text:span></text:p>
              <text:p><text:span text:style-name="s6">docker.io/library/alpine:latest' explicitly to see the error. Second most common: missing subuid</text:span></text:p>
              <text:p><text:span text:style-name="s6">entries. Have the fix command ready on screen. Once everyone has a working uname -a output from</text:span></text:p>
              <text:p><text:span text:style-name="s6">inside a container, the group is ready for Module 01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